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3.79mm" svg:height="90.04mm" svg:x="78.75mm" svg:y="82.34mm">
            <draw:object draw:notify-on-update-of-ranges="Sheet1.A24:Sheet1.A64 Sheet1.B24:Sheet1.B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Intercept</text:p>
          </table:table-cell>
          <table:table-cell table:style-name="ce1" office:value-type="string" calcext:value-type="string">
            <text:p>Slope</text:p>
          </table:table-cell>
          <table:table-cell table:style-name="ce1" office:value-type="string" calcext:value-type="string">
            <text:p>Linear range</text:p>
          </table:table-cell>
          <table:table-cell table:style-name="ce1" office:value-type="string" calcext:value-type="string">
            <text:p>Lift Power</text:p>
          </table:table-cell>
          <table:table-cell table:style-name="ce1" table:number-columns-repeated="102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4.01" calcext:value-type="float">
            <text:p>4.0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aximum</text:p>
          </table:table-cell>
          <table:table-cell table:style-name="ce1" office:value-type="string" calcext:value-type="string">
            <text:p>Stall Drop</text:p>
          </table:table-cell>
          <table:table-cell table:style-name="ce1" office:value-type="string" calcext:value-type="string">
            <text:p>Stall Power</text:p>
          </table:table-cell>
          <table:table-cell table:style-name="ce1" office:value-type="string" calcext:value-type="string">
            <text:p>Stalled Drop</text:p>
          </table:table-cell>
          <table:table-cell table:style-name="ce1" table:number-columns-repeated="1020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3"/>
          <table:table-cell table:formula="of:=[.A$7]-[.B$7]" office:value-type="float" office:value="1.5" calcext:value-type="float">
            <text:p>1.5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lpha Min</text:p>
          </table:table-cell>
          <table:table-cell table:style-name="ce1" office:value-type="string" calcext:value-type="string">
            <text:p>Alpha Max</text:p>
          </table:table-cell>
          <table:table-cell table:style-name="ce1" table:number-columns-repeated="1022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IF([.A44]&lt;[.C$5];[.B$5]*[.A44]+[.A$5];IF([.A44]&lt;[.B$22];[.A$7]-(([.B$22]-[.A44])/([.B$22]-[.C$5]))^[.D$5]*([.A$7]- [.A$5]-[.B$5]*[.C$5]);[.A$7]-[.B$7]-(([.A44]-[.B$22])/(20-[.B$22]))^[.C$7]*[.D$7]))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IF([.A45]&lt;[.C$5];[.B$5]*[.A45]+[.A$5];IF([.A45]&lt;[.B$22];[.A$7]-(([.B$22]-[.A45])/([.B$22]-[.C$5]))^[.D$5]*([.A$7]- [.A$5]-[.B$5]*[.C$5]);[.A$7]-[.B$7]-(([.A45]-[.B$22])/(20-[.B$22]))^[.C$7]*[.D$7]))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IF([.A46]&lt;[.C$5];[.B$5]*[.A46]+[.A$5];IF([.A46]&lt;[.B$22];[.A$7]-(([.B$22]-[.A46])/([.B$22]-[.C$5]))^[.D$5]*([.A$7]- [.A$5]-[.B$5]*[.C$5]);[.A$7]-[.B$7]-(([.A46]-[.B$22])/(20-[.B$22]))^[.C$7]*[.D$7]))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IF([.A47]&lt;[.C$5];[.B$5]*[.A47]+[.A$5];IF([.A47]&lt;[.B$22];[.A$7]-(([.B$22]-[.A47])/([.B$22]-[.C$5]))^[.D$5]*([.A$7]- [.A$5]-[.B$5]*[.C$5]);[.A$7]-[.B$7]-(([.A47]-[.B$22])/(20-[.B$22]))^[.C$7]*[.D$7]))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IF([.A48]&lt;[.C$5];[.B$5]*[.A48]+[.A$5];IF([.A48]&lt;[.B$22];[.A$7]-(([.B$22]-[.A48])/([.B$22]-[.C$5]))^[.D$5]*([.A$7]- [.A$5]-[.B$5]*[.C$5]);[.A$7]-[.B$7]-(([.A48]-[.B$22])/(20-[.B$22]))^[.C$7]*[.D$7]))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IF([.A49]&lt;[.C$5];[.B$5]*[.A49]+[.A$5];IF([.A49]&lt;[.B$22];[.A$7]-(([.B$22]-[.A49])/([.B$22]-[.C$5]))^[.D$5]*([.A$7]- [.A$5]-[.B$5]*[.C$5]);[.A$7]-[.B$7]-(([.A49]-[.B$22])/(20-[.B$22]))^[.C$7]*[.D$7]))" office:value-type="float" office:value="1.18257861347455" calcext:value-type="float">
            <text:p>1.1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IF([.A50]&lt;[.C$5];[.B$5]*[.A50]+[.A$5];IF([.A50]&lt;[.B$22];[.A$7]-(([.B$22]-[.A50])/([.B$22]-[.C$5]))^[.D$5]*([.A$7]- [.A$5]-[.B$5]*[.C$5]);[.A$7]-[.B$7]-(([.A50]-[.B$22])/(20-[.B$22]))^[.C$7]*[.D$7]))" office:value-type="float" office:value="1.33831953067651" calcext:value-type="float">
            <text:p>1.34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IF([.A51]&lt;[.C$5];[.B$5]*[.A51]+[.A$5];IF([.A51]&lt;[.B$22];[.A$7]-(([.B$22]-[.A51])/([.B$22]-[.C$5]))^[.D$5]*([.A$7]- [.A$5]-[.B$5]*[.C$5]);[.A$7]-[.B$7]-(([.A51]-[.B$22])/(20-[.B$22]))^[.C$7]*[.D$7]))" office:value-type="float" office:value="1.4662495698067" calcext:value-type="float">
            <text:p>1.4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IF([.A52]&lt;[.C$5];[.B$5]*[.A52]+[.A$5];IF([.A52]&lt;[.B$22];[.A$7]-(([.B$22]-[.A52])/([.B$22]-[.C$5]))^[.D$5]*([.A$7]- [.A$5]-[.B$5]*[.C$5]);[.A$7]-[.B$7]-(([.A52]-[.B$22])/(20-[.B$22]))^[.C$7]*[.D$7]))" office:value-type="float" office:value="1.5663687308651" calcext:value-type="float">
            <text:p>1.57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IF([.A53]&lt;[.C$5];[.B$5]*[.A53]+[.A$5];IF([.A53]&lt;[.B$22];[.A$7]-(([.B$22]-[.A53])/([.B$22]-[.C$5]))^[.D$5]*([.A$7]- [.A$5]-[.B$5]*[.C$5]);[.A$7]-[.B$7]-(([.A53]-[.B$22])/(20-[.B$22]))^[.C$7]*[.D$7]))" office:value-type="float" office:value="1.63867701385173" calcext:value-type="float">
            <text:p>1.6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IF([.A54]&lt;[.C$5];[.B$5]*[.A54]+[.A$5];IF([.A54]&lt;[.B$22];[.A$7]-(([.B$22]-[.A54])/([.B$22]-[.C$5]))^[.D$5]*([.A$7]- [.A$5]-[.B$5]*[.C$5]);[.A$7]-[.B$7]-(([.A54]-[.B$22])/(20-[.B$22]))^[.C$7]*[.D$7]))" office:value-type="float" office:value="1.68317441876657" calcext:value-type="float">
            <text:p>1.68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IF([.A55]&lt;[.C$5];[.B$5]*[.A55]+[.A$5];IF([.A55]&lt;[.B$22];[.A$7]-(([.B$22]-[.A55])/([.B$22]-[.C$5]))^[.D$5]*([.A$7]- [.A$5]-[.B$5]*[.C$5]);[.A$7]-[.B$7]-(([.A55]-[.B$22])/(20-[.B$22]))^[.C$7]*[.D$7]))" office:value-type="float" office:value="1.69986094560964" calcext:value-type="float">
            <text:p>1.7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IF([.A56]&lt;[.C$5];[.B$5]*[.A56]+[.A$5];IF([.A56]&lt;[.B$22];[.A$7]-(([.B$22]-[.A56])/([.B$22]-[.C$5]))^[.D$5]*([.A$7]- [.A$5]-[.B$5]*[.C$5]);[.A$7]-[.B$7]-(([.A56]-[.B$22])/(20-[.B$22]))^[.C$7]*[.D$7]))" office:value-type="float" office:value="1.48977401843202" calcext:value-type="float">
            <text:p>1.49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IF([.A57]&lt;[.C$5];[.B$5]*[.A57]+[.A$5];IF([.A57]&lt;[.B$22];[.A$7]-(([.B$22]-[.A57])/([.B$22]-[.C$5]))^[.D$5]*([.A$7]- [.A$5]-[.B$5]*[.C$5]);[.A$7]-[.B$7]-(([.A57]-[.B$22])/(20-[.B$22]))^[.C$7]*[.D$7]))" office:value-type="float" office:value="1.45442494634516" calcext:value-type="float">
            <text:p>1.45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IF([.A58]&lt;[.C$5];[.B$5]*[.A58]+[.A$5];IF([.A58]&lt;[.B$22];[.A$7]-(([.B$22]-[.A58])/([.B$22]-[.C$5]))^[.D$5]*([.A$7]- [.A$5]-[.B$5]*[.C$5]);[.A$7]-[.B$7]-(([.A58]-[.B$22])/(20-[.B$22]))^[.C$7]*[.D$7]))" office:value-type="float" office:value="1.3938265370534" calcext:value-type="float">
            <text:p>1.39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IF([.A59]&lt;[.C$5];[.B$5]*[.A59]+[.A$5];IF([.A59]&lt;[.B$22];[.A$7]-(([.B$22]-[.A59])/([.B$22]-[.C$5]))^[.D$5]*([.A$7]- [.A$5]-[.B$5]*[.C$5]);[.A$7]-[.B$7]-(([.A59]-[.B$22])/(20-[.B$22]))^[.C$7]*[.D$7]))" office:value-type="float" office:value="1.30797879055675" calcext:value-type="float">
            <text:p>1.3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table:formula="of:=IF([.A60]&lt;[.C$5];[.B$5]*[.A60]+[.A$5];IF([.A60]&lt;[.B$22];[.A$7]-(([.B$22]-[.A60])/([.B$22]-[.C$5]))^[.D$5]*([.A$7]- [.A$5]-[.B$5]*[.C$5]);[.A$7]-[.B$7]-(([.A60]-[.B$22])/(20-[.B$22]))^[.C$7]*[.D$7]))" office:value-type="float" office:value="1.1968817068552" calcext:value-type="float">
            <text:p>1.2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formula="of:=IF([.A61]&lt;[.C$5];[.B$5]*[.A61]+[.A$5];IF([.A61]&lt;[.B$22];[.A$7]-(([.B$22]-[.A61])/([.B$22]-[.C$5]))^[.D$5]*([.A$7]- [.A$5]-[.B$5]*[.C$5]);[.A$7]-[.B$7]-(([.A61]-[.B$22])/(20-[.B$22]))^[.C$7]*[.D$7]))" office:value-type="float" office:value="1.06053528594874" calcext:value-type="float">
            <text:p>1.06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table:formula="of:=IF([.A62]&lt;[.C$5];[.B$5]*[.A62]+[.A$5];IF([.A62]&lt;[.B$22];[.A$7]-(([.B$22]-[.A62])/([.B$22]-[.C$5]))^[.D$5]*([.A$7]- [.A$5]-[.B$5]*[.C$5]);[.A$7]-[.B$7]-(([.A62]-[.B$22])/(20-[.B$22]))^[.C$7]*[.D$7]))" office:value-type="float" office:value="0.898939527837394" calcext:value-type="float">
            <text:p>0.90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table:formula="of:=IF([.A63]&lt;[.C$5];[.B$5]*[.A63]+[.A$5];IF([.A63]&lt;[.B$22];[.A$7]-(([.B$22]-[.A63])/([.B$22]-[.C$5]))^[.D$5]*([.A$7]- [.A$5]-[.B$5]*[.C$5]);[.A$7]-[.B$7]-(([.A63]-[.B$22])/(20-[.B$22]))^[.C$7]*[.D$7]))" office:value-type="float" office:value="0.712094432521146" calcext:value-type="float">
            <text:p>0.7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table:formula="of:=IF([.A64]&lt;[.C$5];[.B$5]*[.A64]+[.A$5];IF([.A64]&lt;[.B$22];[.A$7]-(([.B$22]-[.A64])/([.B$22]-[.C$5]))^[.D$5]*([.A$7]- [.A$5]-[.B$5]*[.C$5]);[.A$7]-[.B$7]-(([.A64]-[.B$22])/(20-[.B$22]))^[.C$7]*[.D$7]))" office:value-type="float" office:value="0.5" calcext:value-type="float">
            <text:p>0.5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4:18:58.279752333</meta:creation-date>
    <dc:date>2019-08-06T15:01:21.162442469</dc:date>
    <meta:editing-duration>PT1M10S</meta:editing-duration>
    <meta:editing-cycles>1</meta:editing-cycles>
    <meta:document-statistic meta:table-count="1" meta:cell-count="10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38cm" svg:height="9.005cm" xlink:href=".." xlink:type="simple" chart:class="chart:scatter" chart:style-name="ch1">
        <chart:plot-area chart:style-name="ch2" table:cell-range-address="Sheet1.A24:Sheet1.B64" svg:x="0.647cm" svg:y="0.18cm" svg:width="31.086cm" svg:height="8.645cm">
          <chartooo:coordinate-region svg:x="0.885cm" svg:y="0.38cm" svg:width="30.661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B24:Sheet1.B64" chart:class="chart:scatter">
            <chart:domain table:cell-range-address="Sheet1.A24:Sheet1.A64"/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Sheet1.A24:Sheet1.A64</svg:desc>
                </draw:g>
              </table:table-cell>
              <table:table-cell office:value-type="float" office:value="0">
                <text:p>0</text:p>
                <draw:g>
                  <svg:desc>Sheet1.B24:Sheet1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.18257861347455">
                <text:p>1.182578613474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1.33831953067651">
                <text:p>1.33831953067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.4662495698067">
                <text:p>1.46624956980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.5663687308651">
                <text:p>1.56636873086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.63867701385173">
                <text:p>1.6386770138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.68317441876657">
                <text:p>1.68317441876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.69986094560964">
                <text:p>1.699860945609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.48977401843202">
                <text:p>1.48977401843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1.45442494634516">
                <text:p>1.454424946345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.3938265370534">
                <text:p>1.3938265370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1.30797879055675">
                <text:p>1.307978790556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1.1968817068552">
                <text:p>1.19688170685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1.06053528594874">
                <text:p>1.060535285948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0.898939527837394">
                <text:p>0.898939527837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0.712094432521146">
                <text:p>0.712094432521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